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9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9.71mm" svg:height="137.06mm" svg:x="85.86mm" svg:y="1.59mm">
            <loext:p draw:notify-on-update-of-ranges="Sheet1.A3:Sheet1.C14 Sheet1.B1:Sheet1.B2 Sheet1.B3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DUCATION OF DIVORCE</text:p>
          </table:table-cell>
          <table:table-cell office:value-type="string" calcext:value-type="string">
            <text:p>DIVORCE PERCENT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th grade</text:p>
          </table:table-cell>
          <table:table-cell office:value-type="float" office:value="2.4590163" calcext:value-type="float">
            <text:p>2.459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th grade</text:p>
          </table:table-cell>
          <table:table-cell office:value-type="float" office:value="4.0983605" calcext:value-type="float">
            <text:p>4.0983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st 2nd 3rd or 4th grade</text:p>
          </table:table-cell>
          <table:table-cell office:value-type="float" office:value="0.8196721" calcext:value-type="float">
            <text:p>0.8196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th or 6th grade</text:p>
          </table:table-cell>
          <table:table-cell office:value-type="float" office:value="1.6393442" calcext:value-type="float">
            <text:p>1.6393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th and 8th grade</text:p>
          </table:table-cell>
          <table:table-cell office:value-type="float" office:value="0.8196721" calcext:value-type="float">
            <text:p>0.8196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th grade</text:p>
          </table:table-cell>
          <table:table-cell office:value-type="float" office:value="0.8196721" calcext:value-type="float">
            <text:p>0.8196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iates degree-academic program</text:p>
          </table:table-cell>
          <table:table-cell office:value-type="float" office:value="3.2786884" calcext:value-type="float">
            <text:p>3.2786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helors degree(BA AB BS)</text:p>
          </table:table-cell>
          <table:table-cell office:value-type="float" office:value="10.655738" calcext:value-type="float">
            <text:p>10.655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ate degree(PhD EdD)</text:p>
          </table:table-cell>
          <table:table-cell office:value-type="float" office:value="0.8196721" calcext:value-type="float">
            <text:p>0.8196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school graduate</text:p>
          </table:table-cell>
          <table:table-cell office:value-type="float" office:value="39.34426" calcext:value-type="float">
            <text:p>39.34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s degree(MA MS MEng MEd MSW MBA)</text:p>
          </table:table-cell>
          <table:table-cell office:value-type="float" office:value="2.4590163" calcext:value-type="float">
            <text:p>2.4590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college but no degree</text:p>
          </table:table-cell>
          <table:table-cell office:value-type="float" office:value="27.868853" calcext:value-type="float">
            <text:p>27.8688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9:35:19.432291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1:17:15.452246748</meta:creation-date>
    <dc:date>2017-02-26T19:35:57.368311567</dc:date>
    <meta:editing-duration>PT15M12S</meta:editing-duration>
    <meta:editing-cycles>4</meta:editing-cycles>
    <meta:generator>LibreOffice/5.1.6.2$Linux_x86 LibreOffice_project/1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972cm" svg:height="13.707cm" xlink:href=".." xlink:type="simple" chart:class="chart:circle" chart:style-name="ch1">
        <chart:legend chart:legend-position="end" svg:x="16.814cm" svg:y="3.418cm" style:legend-expansion="high" chart:style-name="ch2"/>
        <chart:plot-area chart:style-name="ch3" table:cell-range-address="Sheet1.A3:Sheet1.C14 Sheet1.B1:Sheet1.B2" chart:data-source-has-labels="both" svg:x="0.479cm" svg:y="0.274cm" svg:width="15.856cm" svg:height="13.159cm">
          <chartooo:coordinate-region svg:x="1.828cm" svg:y="0.275cm" svg:width="13.158cm" svg:height="13.158cm"/>
          <chart:axis chart:dimension="x" chart:name="primary-x" chart:style-name="ch4" chartooo:axis-type="auto">
            <chartooo:date-scale/>
            <chart:categories table:cell-range-address="Sheet1.A3:Sheet1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4" chart:label-cell-address="Sheet1.B1:Sheet1.B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ORCE PERCENTAGE</text:p>
                <text:list>
                  <text:list-item>
                    <text:p>DIVORCE PERCENTAGE</text:p>
                  </text:list-item>
                  <text:list-item>
                    <text:p/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th grade 2.4590163</text:p>
                <text:list>
                  <text:list-item>
                    <text:p>10th grad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A3:Sheet1.C14</svg:desc>
                </draw:g>
              </table:table-cell>
              <table:table-cell office:value-type="float" office:value="2.4590163">
                <text:p>2.4590163</text:p>
                <draw:g>
                  <svg:desc>Sheet1.B3:Sheet1.B14</svg:desc>
                </draw:g>
              </table:table-cell>
            </table:table-row>
            <table:table-row>
              <table:table-cell office:value-type="string">
                <text:p>11th grade 4.0983605</text:p>
                <text:list>
                  <text:list-item>
                    <text:p>11th grad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.0983605">
                <text:p>4.0983605</text:p>
              </table:table-cell>
            </table:table-row>
            <table:table-row>
              <table:table-cell office:value-type="string">
                <text:p>1st 2nd 3rd or 4th grade 0.8196721</text:p>
                <text:list>
                  <text:list-item>
                    <text:p>1st 2nd 3rd or 4th grad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8196721">
                <text:p>0.8196721</text:p>
              </table:table-cell>
            </table:table-row>
            <table:table-row>
              <table:table-cell office:value-type="string">
                <text:p>5th or 6th grade 1.6393442</text:p>
                <text:list>
                  <text:list-item>
                    <text:p>5th or 6th grad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6393442">
                <text:p>1.6393442</text:p>
              </table:table-cell>
            </table:table-row>
            <table:table-row>
              <table:table-cell office:value-type="string">
                <text:p>7th and 8th grade 0.8196721</text:p>
                <text:list>
                  <text:list-item>
                    <text:p>7th and 8th grad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8196721">
                <text:p>0.8196721</text:p>
              </table:table-cell>
            </table:table-row>
            <table:table-row>
              <table:table-cell office:value-type="string">
                <text:p>9th grade 0.8196721</text:p>
                <text:list>
                  <text:list-item>
                    <text:p>9th grad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8196721">
                <text:p>0.8196721</text:p>
              </table:table-cell>
            </table:table-row>
            <table:table-row>
              <table:table-cell office:value-type="string">
                <text:p>Associates degree-academic program 3.2786884</text:p>
                <text:list>
                  <text:list-item>
                    <text:p>Associates degree-academic progra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.2786884">
                <text:p>3.2786884</text:p>
              </table:table-cell>
            </table:table-row>
            <table:table-row>
              <table:table-cell office:value-type="string">
                <text:p>Bachelors degree(BA AB BS) 10.655738</text:p>
                <text:list>
                  <text:list-item>
                    <text:p>Bachelors degree(BA AB BS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0.655738">
                <text:p>10.655738</text:p>
              </table:table-cell>
            </table:table-row>
            <table:table-row>
              <table:table-cell office:value-type="string">
                <text:p>Doctorate degree(PhD EdD) 0.8196721</text:p>
                <text:list>
                  <text:list-item>
                    <text:p>Doctorate degree(PhD EdD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8196721">
                <text:p>0.8196721</text:p>
              </table:table-cell>
            </table:table-row>
            <table:table-row>
              <table:table-cell office:value-type="string">
                <text:p>High school graduate 39.34426</text:p>
                <text:list>
                  <text:list-item>
                    <text:p>High school graduat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9.34426">
                <text:p>39.34426</text:p>
              </table:table-cell>
            </table:table-row>
            <table:table-row>
              <table:table-cell office:value-type="string">
                <text:p>Masters degree(MA MS MEng MEd MSW MBA) 2.4590163</text:p>
                <text:list>
                  <text:list-item>
                    <text:p>Masters degree(MA MS MEng MEd MSW MBA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.4590163">
                <text:p>2.4590163</text:p>
              </table:table-cell>
            </table:table-row>
            <table:table-row>
              <table:table-cell office:value-type="string">
                <text:p>Some college but no degree 27.868853</text:p>
                <text:list>
                  <text:list-item>
                    <text:p>Some college but no degre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7.868853">
                <text:p>27.868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